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4452c" officeooo:paragraph-rsid="0014452c" style:font-weight-asian="bold" style:font-weight-complex="bold"/>
    </style:style>
    <style:style style:name="T1" style:family="text">
      <style:text-properties fo:color="#ffbf00"/>
    </style:style>
    <style:style style:name="T2" style:family="text">
      <style:text-properties fo:color="#ff4000"/>
    </style:style>
    <style:style style:name="T3" style:family="text">
      <style:text-properties fo:color="#729fcf"/>
    </style:style>
    <style:style style:name="T4" style:family="text">
      <style:text-properties fo:color="#ff0000"/>
    </style:style>
    <style:style style:name="T5" style:family="text">
      <style:text-properties fo:color="#81d4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de :</text:p>
      <text:p text:style-name="Standard"/>
      <text:p text:style-name="Standard">#include&lt;Servo.h&gt;</text:p>
      <text:p text:style-name="Standard"><text:span text:style-name="T2">Servo</text:span> motor;</text:p>
      <text:p text:style-name="Standard"><text:span text:style-name="T3">int</text:span> val;</text:p>
      <text:p text:style-name="Standard"><text:span text:style-name="T3">void</text:span> setup() {</text:p>
      <text:p text:style-name="Standard"><text:s text:c="2"/>//<text:span text:style-name="T5"> put your setup code here, to run once:</text:span></text:p>
      <text:p text:style-name="Standard"><text:s/></text:p>
      <text:p text:style-name="Standard">// motor.write(100);</text:p>
      <text:p text:style-name="Standard"><text:s/><text:span text:style-name="T2">pinMode</text:span>(11,<text:span text:style-name="T3">INPUT</text:span>); //<text:span text:style-name="T5">Sensor pin</text:span></text:p>
      <text:p text:style-name="Standard"><text:s/>motor.<text:span text:style-name="T4">attach</text:span>(10);// <text:span text:style-name="T5">servo pin</text:span></text:p>
      <text:p text:style-name="Standard"><text:s/><text:span text:style-name="T4">pinMode</text:span>(12,<text:span text:style-name="T3">OUTPUT</text:span>); //<text:span text:style-name="T5"> led</text:span></text:p>
      <text:p text:style-name="Standard"><text:s/><text:span text:style-name="T4">pinMode</text:span>(13,<text:span text:style-name="T3">OUTPUT</text:span>);// <text:span text:style-name="T5">Buzzer</text:span></text:p>
      <text:p text:style-name="Standard"><text:s text:c="2"/></text:p>
      <text:p text:style-name="Standard">}</text:p>
      <text:p text:style-name="Standard"/>
      <text:p text:style-name="Standard"><text:span text:style-name="T3">void</text:span> loop() {</text:p>
      <text:p text:style-name="Standard"><text:s text:c="2"/>// <text:span text:style-name="T5">put your main code here, to run repeatedly:</text:span></text:p>
      <text:p text:style-name="Standard"><text:s/>val=<text:span text:style-name="T2">digitalRead</text:span>(11);</text:p>
      <text:p text:style-name="Standard"><text:s/>if(val==1)</text:p>
      <text:p text:style-name="Standard"><text:s/>{</text:p>
      <text:p text:style-name="Standard"><text:s text:c="2"/>motor.<text:span text:style-name="T2">write</text:span>(100);</text:p>
      <text:p text:style-name="Standard"><text:s/><text:span text:style-name="T2"><text:s/>digitalWrite</text:span>(12,<text:span text:style-name="T3">HIGH</text:span>);</text:p>
      <text:p text:style-name="Standard"><text:s text:c="2"/><text:span text:style-name="T2">digitalWrite</text:span>(13,<text:span text:style-name="T3">HIGH</text:span>);</text:p>
      <text:p text:style-name="Standard"><text:s text:c="2"/>}</text:p>
      <text:p text:style-name="Standard"><text:s text:c="2"/>else</text:p>
      <text:p text:style-name="Standard"><text:s text:c="2"/>{</text:p>
      <text:p text:style-name="Standard"><text:s text:c="3"/>motor.<text:span text:style-name="T2">write</text:span>(0);</text:p>
      <text:p text:style-name="Standard"><text:s text:c="3"/><text:span text:style-name="T2">digitalWrite</text:span>(12,<text:span text:style-name="T3">LOW</text:span>);</text:p>
      <text:p text:style-name="Standard"><text:s text:c="3"/><text:span text:style-name="T2">digitalWrite</text:span>(13,<text:span text:style-name="T3">LOW</text:span>);</text:p>
      <text:p text:style-name="Standard"><text:s text:c="2"/>}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5T23:21:40.208000000</meta:creation-date>
    <dc:date>2022-02-25T23:28:38.421000000</dc:date>
    <meta:editing-duration>PT7M</meta:editing-duration>
    <meta:editing-cycles>1</meta:editing-cycles>
    <meta:generator>LibreOffice/6.1.4.2$Windows_X86_64 LibreOffice_project/9d0f32d1f0b509096fd65e0d4bec26ddd1938fd3</meta:generator>
    <meta:document-statistic meta:table-count="0" meta:image-count="0" meta:object-count="0" meta:page-count="1" meta:paragraph-count="30" meta:word-count="59" meta:character-count="486" meta:non-whitespace-character-count="418"/>
  </office:meta>
</office:document-meta>
</file>